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shakeFailureException.HandshakeFailur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FailureException.HandshakeFailur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